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99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nfragen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esamtzeit</text:p>
          </table:table-cell>
          <table:table-cell office:value-type="string" calcext:value-type="string">
            <text:p>zeit pro anfrage</text:p>
          </table:table-cell>
          <table:table-cell office:value-type="string" calcext:value-type="string">
            <text:p>durchschnitt</text:p>
          </table:table-cell>
        </table:table-row>
        <table:table-row table:style-name="ro1">
          <table:table-cell office:value-type="string" calcext:value-type="string">
            <text:p>http3</text:p>
          </table:table-cell>
          <table:table-cell table:number-columns-repeated="4"/>
          <table:table-cell table:formula="of:=SUM([.E3:.E6])/4" office:value-type="float" office:value="103650536.08875" calcext:value-type="float">
            <text:p>103650536.08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434520887" calcext:value-type="float">
            <text:p>10434520887</text:p>
          </table:table-cell>
          <table:table-cell office:value-type="float" office:value="11481692696" calcext:value-type="float">
            <text:p>11481692696</text:p>
          </table:table-cell>
          <table:table-cell table:formula="of:=[.$C3]-[.$B3]" office:value-type="float" office:value="1047171809" calcext:value-type="float">
            <text:p>1047171809</text:p>
          </table:table-cell>
          <table:table-cell table:formula="of:=[.$D3]/[.$A3]" office:value-type="float" office:value="104717180.9" calcext:value-type="float">
            <text:p>104717180.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991322681" calcext:value-type="float">
            <text:p>114991322681</text:p>
          </table:table-cell>
          <table:table-cell office:value-type="float" office:value="120140006626" calcext:value-type="float">
            <text:p>120140006626</text:p>
          </table:table-cell>
          <table:table-cell table:formula="of:=[.$C4]-[.$B4]" office:value-type="float" office:value="5148683945" calcext:value-type="float">
            <text:p>5148683945</text:p>
          </table:table-cell>
          <table:table-cell table:formula="of:=[.$D4]/[.$A4]" office:value-type="float" office:value="102973678.9" calcext:value-type="float">
            <text:p>102973678.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355430" calcext:value-type="float">
            <text:p>94355430</text:p>
          </table:table-cell>
          <table:table-cell office:value-type="float" office:value="10434520887" calcext:value-type="float">
            <text:p>10434520887</text:p>
          </table:table-cell>
          <table:table-cell table:formula="of:=[.$C5]-[.$B5]" office:value-type="float" office:value="10340165457" calcext:value-type="float">
            <text:p>10340165457</text:p>
          </table:table-cell>
          <table:table-cell table:formula="of:=[.$D5]/[.$A5]" office:value-type="float" office:value="103401654.57" calcext:value-type="float">
            <text:p>103401654.5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481692696" calcext:value-type="float">
            <text:p>11481692696</text:p>
          </table:table-cell>
          <table:table-cell office:value-type="float" office:value="114991322681" calcext:value-type="float">
            <text:p>114991322681</text:p>
          </table:table-cell>
          <table:table-cell table:formula="of:=[.$C6]-[.$B6]" office:value-type="float" office:value="103509629985" calcext:value-type="float">
            <text:p>103509629985</text:p>
          </table:table-cell>
          <table:table-cell table:formula="of:=[.$D6]/[.$A6]" office:value-type="float" office:value="103509629.985" calcext:value-type="float">
            <text:p>103509629.985</text:p>
          </table:table-cell>
          <table:table-cell/>
        </table:table-row>
        <table:table-row table:style-name="ro1">
          <table:table-cell office:value-type="string" calcext:value-type="string">
            <text:p>http2</text:p>
          </table:table-cell>
          <table:table-cell table:number-columns-repeated="4"/>
          <table:table-cell table:formula="of:=SUM([.E8:.E10])/3" office:value-type="float" office:value="78753092.0733333" calcext:value-type="float">
            <text:p>78753092.07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986764513" calcext:value-type="float">
            <text:p>7986764513</text:p>
          </table:table-cell>
          <table:table-cell office:value-type="float" office:value="8779780468" calcext:value-type="float">
            <text:p>8779780468</text:p>
          </table:table-cell>
          <table:table-cell table:formula="of:=[.$C8]-[.$B8]" office:value-type="float" office:value="793015955" calcext:value-type="float">
            <text:p>793015955</text:p>
          </table:table-cell>
          <table:table-cell table:formula="of:=[.$D8]/[.$A8]" office:value-type="float" office:value="79301595.5" calcext:value-type="float">
            <text:p>79301595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79780468" calcext:value-type="float">
            <text:p>8779780468</text:p>
          </table:table-cell>
          <table:table-cell office:value-type="float" office:value="12688902342" calcext:value-type="float">
            <text:p>12688902342</text:p>
          </table:table-cell>
          <table:table-cell table:formula="of:=[.$C9]-[.$B9]" office:value-type="float" office:value="3909121874" calcext:value-type="float">
            <text:p>3909121874</text:p>
          </table:table-cell>
          <table:table-cell table:formula="of:=[.$D9]/[.$A9]" office:value-type="float" office:value="78182437.48" calcext:value-type="float">
            <text:p>78182437.4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9240189" calcext:value-type="float">
            <text:p>109240189</text:p>
          </table:table-cell>
          <table:table-cell office:value-type="float" office:value="7986764513" calcext:value-type="float">
            <text:p>7986764513</text:p>
          </table:table-cell>
          <table:table-cell table:formula="of:=[.$C10]-[.$B10]" office:value-type="float" office:value="7877524324" calcext:value-type="float">
            <text:p>7877524324</text:p>
          </table:table-cell>
          <table:table-cell table:formula="of:=[.$D10]/[.$A10]" office:value-type="float" office:value="78775243.24" calcext:value-type="float">
            <text:p>78775243.24</text:p>
          </table:table-cell>
          <table:table-cell/>
        </table:table-row>
        <table:table-row table:style-name="ro1">
          <table:table-cell office:value-type="string" calcext:value-type="string">
            <text:p>http1</text:p>
          </table:table-cell>
          <table:table-cell table:number-columns-repeated="4"/>
          <table:table-cell table:formula="of:=SUM([.E12:.E14])/3" office:value-type="float" office:value="119501455.52" calcext:value-type="float">
            <text:p>119501455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080149771" calcext:value-type="float">
            <text:p>18080149771</text:p>
          </table:table-cell>
          <table:table-cell office:value-type="float" office:value="19266512881" calcext:value-type="float">
            <text:p>19266512881</text:p>
          </table:table-cell>
          <table:table-cell table:formula="of:=[.$C12]-[.$B12]" office:value-type="float" office:value="1186363110" calcext:value-type="float">
            <text:p>1186363110</text:p>
          </table:table-cell>
          <table:table-cell table:formula="of:=[.$D12]/[.$A12]" office:value-type="float" office:value="118636311" calcext:value-type="float">
            <text:p>11863631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070843630" calcext:value-type="float">
            <text:p>12070843630</text:p>
          </table:table-cell>
          <table:table-cell office:value-type="float" office:value="18080149771" calcext:value-type="float">
            <text:p>18080149771</text:p>
          </table:table-cell>
          <table:table-cell table:formula="of:=[.$C13]-[.$B13]" office:value-type="float" office:value="6009306141" calcext:value-type="float">
            <text:p>6009306141</text:p>
          </table:table-cell>
          <table:table-cell table:formula="of:=[.$D13]/[.$A13]" office:value-type="float" office:value="120186122.82" calcext:value-type="float">
            <text:p>120186122.8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650356" calcext:value-type="float">
            <text:p>102650356</text:p>
          </table:table-cell>
          <table:table-cell office:value-type="float" office:value="12070843630" calcext:value-type="float">
            <text:p>12070843630</text:p>
          </table:table-cell>
          <table:table-cell table:formula="of:=[.$C14]-[.$B14]" office:value-type="float" office:value="11968193274" calcext:value-type="float">
            <text:p>11968193274</text:p>
          </table:table-cell>
          <table:table-cell table:formula="of:=[.$D14]/[.$A14]" office:value-type="float" office:value="119681932.74" calcext:value-type="float">
            <text:p>119681932.74</text:p>
          </table:table-cell>
          <table:table-cell/>
        </table:table-row>
        <table:table-row table:style-name="ro1">
          <table:table-cell office:value-type="string" calcext:value-type="string">
            <text:p>http2 push</text:p>
          </table:table-cell>
          <table:table-cell table:number-columns-repeated="4"/>
          <table:table-cell table:formula="of:=SUM([.E16:.E18])/3" office:value-type="float" office:value="90251309.3233333" calcext:value-type="float">
            <text:p>90251309.32333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35816324" calcext:value-type="float">
            <text:p>14135816324</text:p>
          </table:table-cell>
          <table:table-cell office:value-type="float" office:value="15064273152" calcext:value-type="float">
            <text:p>15064273152</text:p>
          </table:table-cell>
          <table:table-cell table:formula="of:=[.$C16]-[.$B16]" office:value-type="float" office:value="928456828" calcext:value-type="float">
            <text:p>928456828</text:p>
          </table:table-cell>
          <table:table-cell table:formula="of:=[.$D16]/[.$A16]" office:value-type="float" office:value="92845682.8" calcext:value-type="float">
            <text:p>92845682.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47307397" calcext:value-type="float">
            <text:p>9547307397</text:p>
          </table:table-cell>
          <table:table-cell office:value-type="float" office:value="14135816324" calcext:value-type="float">
            <text:p>14135816324</text:p>
          </table:table-cell>
          <table:table-cell table:formula="of:=[.$C17]-[.$B17]" office:value-type="float" office:value="4588508927" calcext:value-type="float">
            <text:p>4588508927</text:p>
          </table:table-cell>
          <table:table-cell table:formula="of:=[.$D17]/[.$A17]" office:value-type="float" office:value="91770178.54" calcext:value-type="float">
            <text:p>91770178.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32577420" calcext:value-type="float">
            <text:p>932577420</text:p>
          </table:table-cell>
          <table:table-cell office:value-type="float" office:value="9546384083" calcext:value-type="float">
            <text:p>9546384083</text:p>
          </table:table-cell>
          <table:table-cell table:formula="of:=[.$C18]-[.$B18]" office:value-type="float" office:value="8613806663" calcext:value-type="float">
            <text:p>8613806663</text:p>
          </table:table-cell>
          <table:table-cell table:formula="of:=[.$D18]/[.$A18]" office:value-type="float" office:value="86138066.63" calcext:value-type="float">
            <text:p>86138066.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0:41:57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1T11:03:02.361000000</meta:creation-date>
    <dc:date>2020-09-03T10:44:47.916000000</dc:date>
    <meta:editing-duration>PT11M4S</meta:editing-duration>
    <meta:editing-cycles>2</meta:editing-cycles>
    <meta:generator>LibreOffice/6.4.4.2$Windows_X86_64 LibreOffice_project/3d775be2011f3886db32dfd395a6a6d1ca2630ff</meta:generator>
    <meta:document-statistic meta:table-count="1" meta:cell-count="79" meta:object-count="0"/>
  </office:meta>
</office:document-meta>
</file>